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FCABE0CB.png" manifest:media-type="image/png"/>
  <manifest:file-entry manifest:full-path="Pictures/10000B6A000017D900001023C78BB500.svg" manifest:media-type="image/svg+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5" style:family="graphic" style:parent-style-name="objectwithoutfill">
      <style:graphic-properties svg:stroke-width="0.102cm" svg:stroke-color="#3333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7.991cm" svg:y="7.657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3" draw:id="id3" draw:layer="layout" svg:width="4.135cm" svg:height="2.888cm" svg:x="23.514cm" svg:y="8.632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frame draw:style-name="gr2" draw:text-style-name="P3" draw:layer="layout" svg:width="2.307cm" svg:height="0.724cm" svg:x="8.478cm" svg:y="9.414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8.478cm" svg:y="8.714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4" xml:id="id5" draw:id="id5" draw:layer="layout" svg:width="3.683cm" svg:height="2.725cm" svg:x="37.322cm" svg:y="8.714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frame draw:style-name="gr2" draw:text-style-name="P1" xml:id="id2" draw:id="id2" draw:layer="layout" svg:width="3.738cm" svg:height="2.894cm" svg:x="16.119cm" svg:y="8.629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3" draw:text-style-name="P1" draw:layer="layout" draw:type="curve" draw:line-skew="-0.029cm -0.836cm" svg:x1="9.866cm" svg:y1="7.657cm" svg:x2="7.991cm" svg:y2="10.021cm" draw:start-shape="id1" draw:start-glue-point="0" draw:end-shape="id1" svg:d="M9866 7657c0-793-1606-661-2576 128s-1303 2236 701 2236" svg:viewBox="0 0 3346 2898">
          <text:p/>
        </draw:connector>
        <draw:frame draw:style-name="gr4" draw:layer="layout" svg:width="6.287cm" svg:height="1.199cm" svg:x="1.825cm" svg:y="8.056cm">
          <draw:text-box>
            <text:p>1.ERP生成退货订单</text:p>
          </draw:text-box>
        </draw:frame>
        <draw:connector draw:style-name="gr5" draw:text-style-name="P1" draw:layer="layout" draw:type="curve" draw:line-skew="-0.659cm" svg:x1="9.866cm" svg:y1="7.657cm" svg:x2="17.988cm" svg:y2="8.629cm" draw:start-shape="id1" draw:start-glue-point="0" draw:end-shape="id2" svg:d="M9866 7657c0-1738 8122-2224 8122 972" svg:viewBox="0 0 8123 2342">
          <text:p text:style-name="P1">2.退货订单</text:p>
        </draw:connector>
        <draw:connector draw:style-name="gr3" draw:text-style-name="P1" draw:layer="layout" draw:type="curve" draw:line-skew="-0.074cm 0.951cm" svg:x1="16.119cm" svg:y1="10.076cm" svg:x2="17.988cm" svg:y2="11.523cm" draw:start-shape="id2" draw:start-glue-point="3" draw:end-shape="id2" draw:end-glue-point="2" svg:d="M16119 10076c-861 0-717 1449-35 2355s1904 1268 1904-908" svg:viewBox="0 0 2467 3067">
          <text:p/>
        </draw:connector>
        <draw:frame draw:style-name="gr6" draw:layer="layout" svg:width="4.983cm" svg:height="1.085cm" svg:x="14.595cm" svg:y="12.852cm">
          <draw:text-box>
            <text:p>3.退货订单审核</text:p>
          </draw:text-box>
        </draw:frame>
        <draw:connector draw:style-name="gr5" draw:text-style-name="P1" draw:layer="layout" draw:type="curve" draw:line-skew="-1.448cm" svg:x1="17.988cm" svg:y1="8.629cm" svg:x2="25.581cm" svg:y2="8.632cm" draw:start-shape="id2" draw:start-glue-point="0" draw:end-shape="id3" svg:d="M17988 8629c0-2922 7593-2923 7593 3" svg:viewBox="0 0 7594 2196">
          <text:p text:style-name="P1">4.退款</text:p>
        </draw:connector>
        <draw:connector draw:style-name="gr3" draw:text-style-name="P1" draw:layer="layout" draw:type="curve" draw:line-skew="0cm 0.7cm" svg:x1="23.514cm" svg:y1="10.076cm" svg:x2="25.581cm" svg:y2="11.52cm" draw:start-shape="id3" draw:start-glue-point="3" draw:end-shape="id3" draw:end-glue-point="2" svg:d="M23514 10076c-750 0-625 1322 79 2133s1988 1111 1988-689" svg:viewBox="0 0 2576 2774">
          <text:p/>
        </draw:connector>
        <draw:frame draw:style-name="gr6" draw:layer="layout" svg:width="10.027cm" svg:height="2.753cm" svg:x="23.231cm" svg:y="13.106cm">
          <draw:text-box>
            <text:p>5.记账</text:p>
            <text:p>　借：逗号立方待清算户</text:p>
            <text:p>　　贷：资金通道往来户（银联）</text:p>
          </draw:text-box>
        </draw:frame>
        <draw:connector draw:style-name="gr7" draw:text-style-name="P1" draw:layer="layout" draw:type="curve" svg:x1="23.514cm" svg:y1="10.076cm" svg:x2="19.857cm" svg:y2="10.076cm" draw:start-shape="id3" draw:end-shape="id2" svg:d="M23514 10076h-3657" svg:viewBox="0 0 3658 1">
          <text:p/>
        </draw:connector>
        <draw:frame draw:style-name="gr8" draw:text-style-name="P1" xml:id="id4" draw:id="id4" draw:layer="layout" svg:width="3.81cm" svg:height="2.733cm" svg:x="30.464cm" svg:y="8.71cm">
          <draw:image xlink:href="Pictures/10000B6A000017D900001023C78BB500.svg" xlink:type="simple" xlink:show="embed" xlink:actuate="onLoad">
            <text:p text:style-name="P1">POSP</text:p>
          </draw:image>
          <draw:image xlink:href="Pictures/10000201000000E70000009CFCABE0CB.png" xlink:type="simple" xlink:show="embed" xlink:actuate="onLoad"/>
        </draw:frame>
        <draw:connector draw:style-name="gr9" draw:text-style-name="P1" draw:layer="layout" draw:type="curve" draw:line-skew="-1.213cm" svg:x1="25.581cm" svg:y1="8.632cm" svg:x2="32.369cm" svg:y2="8.71cm" draw:start-shape="id3" draw:start-glue-point="0" draw:end-shape="id4" svg:d="M25581 8632c0-2569 6788-2608 6788 78" svg:viewBox="0 0 6789 2011">
          <text:p text:style-name="P1">6.转发</text:p>
        </draw:connector>
        <draw:connector draw:style-name="gr9" draw:text-style-name="P1" draw:layer="layout" draw:type="curve" draw:line-skew="-1.117cm" svg:x1="32.369cm" svg:y1="8.71cm" svg:x2="39.163cm" svg:y2="8.714cm" draw:start-shape="id4" draw:start-glue-point="0" draw:end-shape="id5" svg:d="M32369 8710c0-2425 6794-2427 6794 4" svg:viewBox="0 0 6795 1824">
          <text:p text:style-name="P1">7.退款</text:p>
        </draw:connector>
        <draw:connector draw:style-name="gr10" draw:text-style-name="P1" draw:layer="layout" draw:type="curve" draw:line-skew="0.744cm" svg:x1="39.163cm" svg:y1="11.439cm" svg:x2="32.369cm" svg:y2="11.443cm" draw:start-shape="id5" draw:end-shape="id4" draw:end-glue-point="2" svg:d="M39163 11439c0 1872-6794 1870-6794 4" svg:viewBox="0 0 6795 1405">
          <text:p text:style-name="P1"/>
        </draw:connector>
        <draw:connector draw:style-name="gr7" draw:text-style-name="P1" draw:layer="layout" draw:type="curve" draw:line-skew="0.649cm" svg:x1="32.369cm" svg:y1="11.443cm" svg:x2="25.581cm" svg:y2="11.52cm" draw:start-shape="id4" draw:start-glue-point="2" draw:end-shape="id3" draw:end-glue-point="2" svg:d="M32369 11443c0 1839-6788 1800-6788 77" svg:viewBox="0 0 6789 1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07:56:42.052510669</meta:creation-date>
    <dc:date>2017-08-23T08:10:22.851051475</dc:date>
    <meta:editing-duration>PT13M12S</meta:editing-duration>
    <meta:editing-cycles>17</meta:editing-cycles>
    <meta:generator>LibreOffice/4.2.8.2$Linux_x86 LibreOffice_project/420m0$Build-2</meta:generator>
    <meta:document-statistic meta:object-count="20"/>
  </office:meta>
</office:document-meta>
</file>